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ype Data</text:p>
          </table:table-cell>
          <table:table-cell office:value-type="string" calcext:value-type="string">
            <text:p>Not Null 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Notic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user_princip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one_number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shed_password</text:p>
          </table:table-cell>
          <table:table-cell office:value-type="string" calcext:value-type="string">
            <text:p>bytea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ail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ount_non_expired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count_non_locked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dentials_non_expired</text:p>
          </table:table-cell>
          <table:table-cell office:value-type="string" calcext:value-type="string">
            <text:p>boolean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abl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date_at</text:p>
          </table:table-cell>
          <table:table-cell table:style-name="ce2" office:value-type="string" calcext:value-type="string">
            <text:p>timestamp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4:35:55.000318025</meta:creation-date>
    <dc:date>2017-10-21T14:46:52.663555187</dc:date>
    <meta:editing-duration>PT47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